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5f2066" style:font-weight-asian="bold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5f2066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Condensed" officeooo:paragraph-rsid="005f2066"/>
    </style:style>
    <style:style style:name="P4" style:family="paragraph" style:parent-style-name="Standard">
      <style:paragraph-properties fo:text-align="start" style:justify-single-word="false"/>
      <style:text-properties style:font-name="DejaVu Sans Condensed" officeooo:paragraph-rsid="004a5145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19eb27" officeooo:paragraph-rsid="0019eb27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19eb27" officeooo:paragraph-rsid="004a5145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64b48e" officeooo:paragraph-rsid="0064b48e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5f9b35" officeooo:paragraph-rsid="005f9b35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4a5145" officeooo:paragraph-rsid="004a5145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26edbf" officeooo:paragraph-rsid="0026edbf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9d677" officeooo:paragraph-rsid="0049d677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italic" fo:font-weight="normal" officeooo:rsid="0039da8b" officeooo:paragraph-rsid="0039da8b" style:font-size-asian="12pt" style:font-style-asian="italic" style:font-weight-asian="normal" style:font-size-complex="12pt" style:font-style-complex="italic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italic" fo:font-weight="normal" officeooo:rsid="0039da8b" officeooo:paragraph-rsid="00417426" style:font-size-asian="12pt" style:font-style-asian="italic" style:font-weight-asian="normal" style:font-size-complex="12pt" style:font-style-complex="italic" style:font-weight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style:font-name="DejaVu Sans Condensed" officeooo:paragraph-rsid="0049d677"/>
    </style:style>
    <style:style style:name="P15" style:family="paragraph" style:parent-style-name="Standard" style:list-style-name="L3">
      <style:paragraph-properties fo:text-align="start" style:justify-single-word="false"/>
      <style:text-properties style:font-name="DejaVu Sans Condensed" officeooo:paragraph-rsid="006e1af8"/>
    </style:style>
    <style:style style:name="P16" style:family="paragraph" style:parent-style-name="Standard" style:list-style-name="L3">
      <style:paragraph-properties fo:text-align="start" style:justify-single-word="false"/>
      <style:text-properties style:font-name="DejaVu Sans Condensed" officeooo:paragraph-rsid="0049d677"/>
    </style:style>
    <style:style style:name="P17" style:family="paragraph" style:parent-style-name="Standard" style:list-style-name="L3">
      <style:paragraph-properties fo:text-align="start" style:justify-single-word="false"/>
      <style:text-properties style:font-name="DejaVu Sans Condensed" officeooo:paragraph-rsid="004a5145"/>
    </style:style>
    <style:style style:name="P18" style:family="paragraph" style:parent-style-name="Standard" style:list-style-name="L3">
      <style:paragraph-properties fo:text-align="start" style:justify-single-word="false"/>
      <style:text-properties style:font-name="DejaVu Sans Condensed" officeooo:paragraph-rsid="004d8569"/>
    </style:style>
    <style:style style:name="P19" style:family="paragraph" style:parent-style-name="Standard" style:list-style-name="L7">
      <style:paragraph-properties fo:text-align="start" style:justify-single-word="false"/>
      <style:text-properties style:font-name="DejaVu Sans Condensed" officeooo:paragraph-rsid="006e1af8"/>
    </style:style>
    <style:style style:name="P20" style:family="paragraph" style:parent-style-name="Standard" style:list-style-name="L9">
      <style:paragraph-properties fo:text-align="start" style:justify-single-word="false"/>
      <style:text-properties style:font-name="DejaVu Sans Condensed" officeooo:paragraph-rsid="005355f4"/>
    </style:style>
    <style:style style:name="P21" style:family="paragraph" style:parent-style-name="Standard" style:list-style-name="L7">
      <style:paragraph-properties fo:text-align="start" style:justify-single-word="false"/>
      <style:text-properties style:font-name="DejaVu Sans Condensed" fo:font-size="12pt" officeooo:paragraph-rsid="006e1af8" style:font-size-asian="12pt" style:font-size-complex="12pt"/>
    </style:style>
    <style:style style:name="P22" style:family="paragraph" style:parent-style-name="Standard" style:list-style-name="L3">
      <style:paragraph-properties fo:text-align="start" style:justify-single-word="false"/>
      <style:text-properties style:font-name="DejaVu Sans Condensed" officeooo:rsid="006bc16b" officeooo:paragraph-rsid="006fc87f"/>
    </style:style>
    <style:style style:name="P23" style:family="paragraph" style:parent-style-name="Standard" style:list-style-name="L7">
      <style:paragraph-properties fo:text-align="start" style:justify-single-word="false"/>
      <style:text-properties style:font-name="DejaVu Sans Condensed" officeooo:rsid="006bc16b" officeooo:paragraph-rsid="006fc87f"/>
    </style:style>
    <style:style style:name="P24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f9b35" officeooo:paragraph-rsid="005f9b35" style:font-size-asian="12pt" style:font-weight-asian="normal" style:font-size-complex="12pt" style:font-weight-complex="normal"/>
    </style:style>
    <style:style style:name="P25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f9b35" officeooo:paragraph-rsid="00643986" style:font-size-asian="12pt" style:font-weight-asian="normal" style:font-size-complex="12pt" style:font-weight-complex="normal"/>
    </style:style>
    <style:style style:name="P26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643986" officeooo:paragraph-rsid="00643986" style:font-size-asian="12pt" style:font-weight-asian="normal" style:font-size-complex="12pt" style:font-weight-complex="normal"/>
    </style:style>
    <style:style style:name="P27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643986" officeooo:paragraph-rsid="00643986" style:font-size-asian="12pt" style:font-weight-asian="normal" style:font-size-complex="12pt" style:font-weight-complex="normal"/>
    </style:style>
    <style:style style:name="P28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d8569" officeooo:paragraph-rsid="006e1af8" style:font-size-asian="12pt" style:font-weight-asian="normal" style:font-size-complex="12pt" style:font-weight-complex="normal"/>
    </style:style>
    <style:style style:name="P29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d8569" officeooo:paragraph-rsid="00643986" style:font-size-asian="12pt" style:font-weight-asian="normal" style:font-size-complex="12pt" style:font-weight-complex="normal"/>
    </style:style>
    <style:style style:name="P30" style:family="paragraph" style:parent-style-name="Standard" style:list-style-name="L5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d8569" officeooo:paragraph-rsid="00643986" style:font-size-asian="12pt" style:font-weight-asian="normal" style:font-size-complex="12pt" style:font-weight-complex="normal"/>
    </style:style>
    <style:style style:name="P31" style:family="paragraph" style:parent-style-name="Standard" style:list-style-name="L6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69f84b" officeooo:paragraph-rsid="0069f84b" style:font-size-asian="12pt" style:font-weight-asian="normal" style:font-size-complex="12pt" style:font-weight-complex="normal"/>
    </style:style>
    <style:style style:name="P32" style:family="paragraph" style:parent-style-name="Standard" style:list-style-name="L7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6a27d6" officeooo:paragraph-rsid="006a27d6" style:font-size-asian="12pt" style:font-weight-asian="normal" style:font-size-complex="12pt" style:font-weight-complex="normal"/>
    </style:style>
    <style:style style:name="P33" style:family="paragraph" style:parent-style-name="Standard" style:list-style-name="L9" style:master-page-name="">
      <style:paragraph-properties fo:text-align="start" style:justify-single-word="false" style:page-number="auto"/>
      <style:text-properties style:text-line-through-style="none" style:text-line-through-type="none" style:font-name="DejaVu Sans Condensed" fo:font-size="12pt" fo:font-style="normal" fo:font-weight="bold" officeooo:rsid="003ff53d" officeooo:paragraph-rsid="003ff53d" style:font-size-asian="12pt" style:font-style-asian="normal" style:font-weight-asian="bold" style:font-size-complex="12pt" style:font-style-complex="normal" style:font-weight-complex="bold"/>
    </style:style>
    <style:style style:name="P34" style:family="paragraph" style:parent-style-name="Standard" style:list-style-name="L9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3ff53d" officeooo:paragraph-rsid="003ff53d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 style:list-style-name="L9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3ff53d" officeooo:paragraph-rsid="00417426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 style:list-style-name="L10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435450" officeooo:paragraph-rsid="00435450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 style:list-style-name="L10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45c69d" officeooo:paragraph-rsid="0045c69d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 style:list-style-name="L11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45c69d" officeooo:paragraph-rsid="0045c69d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 style:list-style-name="L11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47dd1c" officeooo:paragraph-rsid="0047dd1c" style:font-size-asian="12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 style:list-style-name="L9">
      <style:paragraph-properties fo:text-align="start" style:justify-single-word="false"/>
      <style:text-properties style:text-line-through-style="none" style:text-line-through-type="none" style:font-name="DejaVu Sans Condensed" fo:font-size="12pt" officeooo:rsid="00463da4" officeooo:paragraph-rsid="00463da4" style:font-size-asian="12pt" style:font-size-complex="12pt"/>
    </style:style>
    <style:style style:name="P41" style:family="paragraph" style:parent-style-name="Standard" style:list-style-name="L9">
      <style:paragraph-properties fo:text-align="start" style:justify-single-word="false"/>
      <style:text-properties style:text-line-through-style="none" style:text-line-through-type="none" style:font-name="DejaVu Sans Condensed" fo:font-size="12pt" officeooo:paragraph-rsid="003ff53d" style:font-size-asian="12pt" style:font-size-complex="12pt"/>
    </style:style>
    <style:style style:name="P42" style:family="paragraph" style:parent-style-name="Standard" style:list-style-name="L3">
      <style:paragraph-properties fo:text-align="start" style:justify-single-word="false"/>
      <style:text-properties officeooo:paragraph-rsid="006e1af8"/>
    </style:style>
    <style:style style:name="P43" style:family="paragraph" style:parent-style-name="Standard" style:list-style-name="L13">
      <style:paragraph-properties fo:text-align="start" style:justify-single-word="false"/>
      <style:text-properties officeooo:paragraph-rsid="006e1af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643986" style:font-weight-asian="bold" style:font-weight-complex="bold"/>
    </style:style>
    <style:style style:name="T3" style:family="text">
      <style:text-properties fo:font-weight="bold" officeooo:rsid="006bc16b" style:font-weight-asian="bold" style:font-weight-complex="bold"/>
    </style:style>
    <style:style style:name="T4" style:family="text">
      <style:text-properties fo:font-weight="bold" officeooo:rsid="006e1af8" style:font-weight-asian="bold" style:font-weight-complex="bold"/>
    </style:style>
    <style:style style:name="T5" style:family="text">
      <style:text-properties officeooo:rsid="0039da8b"/>
    </style:style>
    <style:style style:name="T6" style:family="text">
      <style:text-properties officeooo:rsid="00417426"/>
    </style:style>
    <style:style style:name="T7" style:family="text">
      <style:text-properties style:text-line-through-style="none" style:text-line-through-type="none" fo:font-weight="normal" officeooo:rsid="0049d677" style:font-weight-asian="normal" style:font-weight-complex="normal"/>
    </style:style>
    <style:style style:name="T8" style:family="text">
      <style:text-properties style:text-line-through-style="none" style:text-line-through-type="none" fo:font-weight="bold" officeooo:rsid="004a5145" style:font-weight-asian="bold" style:font-weight-complex="bold"/>
    </style:style>
    <style:style style:name="T9" style:family="text">
      <style:text-properties style:text-line-through-style="none" style:text-line-through-type="none" fo:font-weight="bold" officeooo:rsid="0049d677" style:font-weight-asian="bold" style:font-weight-complex="bold"/>
    </style:style>
    <style:style style:name="T10" style:family="text">
      <style:text-properties style:text-line-through-style="none" style:text-line-through-type="none" fo:font-weight="bold" officeooo:rsid="006a27d6" style:font-weight-asian="bold" style:font-weight-complex="bold"/>
    </style:style>
    <style:style style:name="T11" style:family="text">
      <style:text-properties style:text-line-through-style="none" style:text-line-through-type="none" fo:font-weight="bold" officeooo:rsid="00677890" style:font-weight-asian="bold" style:font-weight-complex="bold"/>
    </style:style>
    <style:style style:name="T12" style:family="text">
      <style:text-properties style:text-line-through-style="none" style:text-line-through-type="none" fo:font-weight="bold" officeooo:rsid="006e1af8" style:font-weight-asian="bold" style:font-weight-complex="bold"/>
    </style:style>
    <style:style style:name="T13" style:family="text">
      <style:text-properties style:text-line-through-style="none" style:text-line-through-type="none" fo:font-size="12pt" fo:font-weight="bold" officeooo:rsid="005d57c9" style:font-size-asian="12pt" style:font-weight-asian="bold" style:font-size-complex="12pt" style:font-weight-complex="bold"/>
    </style:style>
    <style:style style:name="T14" style:family="text">
      <style:text-properties style:text-line-through-style="none" style:text-line-through-type="none" fo:font-size="12pt" fo:font-weight="bold" officeooo:rsid="005f2066" style:font-size-asian="12pt" style:font-weight-asian="bold" style:font-size-complex="12pt" style:font-weight-complex="bold"/>
    </style:style>
    <style:style style:name="T15" style:family="text">
      <style:text-properties style:text-line-through-style="none" style:text-line-through-type="none" fo:font-size="12pt" fo:font-weight="bold" officeooo:rsid="00264d9d" style:font-size-asian="12pt" style:font-weight-asian="bold" style:font-size-complex="12pt" style:font-weight-complex="bold"/>
    </style:style>
    <style:style style:name="T16" style:family="text">
      <style:text-properties style:text-line-through-style="none" style:text-line-through-type="none" fo:font-size="12pt" fo:font-weight="bold" officeooo:rsid="001bf317" style:font-size-asian="12pt" style:font-weight-asian="bold" style:font-size-complex="12pt" style:font-weight-complex="bold"/>
    </style:style>
    <style:style style:name="T17" style:family="text">
      <style:text-properties style:text-line-through-style="none" style:text-line-through-type="none" fo:font-size="12pt" fo:font-weight="bold" officeooo:rsid="0019eb27" style:font-size-asian="12pt" style:font-weight-asian="bold" style:font-size-complex="12pt" style:font-weight-complex="bold"/>
    </style:style>
    <style:style style:name="T18" style:family="text">
      <style:text-properties style:text-line-through-style="none" style:text-line-through-type="none" fo:font-size="12pt" fo:font-weight="bold" officeooo:rsid="003395b7" style:font-size-asian="12pt" style:font-weight-asian="bold" style:font-size-complex="12pt" style:font-weight-complex="bold"/>
    </style:style>
    <style:style style:name="T19" style:family="text">
      <style:text-properties style:text-line-through-style="none" style:text-line-through-type="none" fo:font-size="12pt" fo:font-weight="bold" officeooo:rsid="0049d677" style:font-size-asian="12pt" style:font-weight-asian="bold" style:font-size-complex="12pt" style:font-weight-complex="bold"/>
    </style:style>
    <style:style style:name="T20" style:family="text">
      <style:text-properties style:text-line-through-style="none" style:text-line-through-type="none" fo:font-size="12pt" fo:font-weight="bold" officeooo:rsid="004a5145" style:font-size-asian="12pt" style:font-weight-asian="bold" style:font-size-complex="12pt" style:font-weight-complex="bold"/>
    </style:style>
    <style:style style:name="T21" style:family="text">
      <style:text-properties style:text-line-through-style="none" style:text-line-through-type="none" fo:font-size="12pt" fo:font-weight="bold" officeooo:rsid="0053bc3c" style:font-size-asian="12pt" style:font-weight-asian="bold" style:font-size-complex="12pt" style:font-weight-complex="bold"/>
    </style:style>
    <style:style style:name="T22" style:family="text">
      <style:text-properties style:text-line-through-style="none" style:text-line-through-type="none" fo:font-size="12pt" fo:font-weight="bold" officeooo:rsid="005b785b" style:font-size-asian="12pt" style:font-weight-asian="bold" style:font-size-complex="12pt" style:font-weight-complex="bold"/>
    </style:style>
    <style:style style:name="T23" style:family="text">
      <style:text-properties style:text-line-through-style="none" style:text-line-through-type="none" fo:font-size="12pt" fo:font-weight="bold" officeooo:rsid="0063357e" style:font-size-asian="12pt" style:font-weight-asian="bold" style:font-size-complex="12pt" style:font-weight-complex="bold"/>
    </style:style>
    <style:style style:name="T24" style:family="text">
      <style:text-properties style:text-line-through-style="none" style:text-line-through-type="none" fo:font-size="12pt" fo:font-weight="bold" officeooo:rsid="0068c7f2" style:font-size-asian="12pt" style:font-weight-asian="bold" style:font-size-complex="12pt" style:font-weight-complex="bold"/>
    </style:style>
    <style:style style:name="T25" style:family="text">
      <style:text-properties style:text-line-through-style="none" style:text-line-through-type="none" fo:font-size="12pt" fo:font-weight="bold" officeooo:rsid="00643986" style:font-size-asian="12pt" style:font-weight-asian="bold" style:font-size-complex="12pt" style:font-weight-complex="bold"/>
    </style:style>
    <style:style style:name="T26" style:family="text">
      <style:text-properties style:text-line-through-style="none" style:text-line-through-type="none" fo:font-size="12pt" fo:font-weight="bold" officeooo:rsid="006bc16b" style:font-size-asian="12pt" style:font-weight-asian="bold" style:font-size-complex="12pt" style:font-weight-complex="bold"/>
    </style:style>
    <style:style style:name="T27" style:family="text">
      <style:text-properties style:text-line-through-style="none" style:text-line-through-type="none" fo:font-size="12pt" fo:font-weight="bold" officeooo:rsid="006e1af8" style:font-size-asian="12pt" style:font-weight-asian="bold" style:font-size-complex="12pt" style:font-weight-complex="bold"/>
    </style:style>
    <style:style style:name="T28" style:family="text">
      <style:text-properties style:text-line-through-style="none" style:text-line-through-type="none" fo:font-size="12pt" fo:font-weight="bold" officeooo:rsid="004d8569" style:font-size-asian="12pt" style:font-weight-asian="bold" style:font-size-complex="12pt" style:font-weight-complex="bold"/>
    </style:style>
    <style:style style:name="T29" style:family="text">
      <style:text-properties style:text-line-through-style="none" style:text-line-through-type="none" fo:font-size="12pt" fo:font-weight="bold" officeooo:rsid="006a27d6" style:font-size-asian="12pt" style:font-weight-asian="bold" style:font-size-complex="12pt" style:font-weight-complex="bold"/>
    </style:style>
    <style:style style:name="T30" style:family="text">
      <style:text-properties style:text-line-through-style="none" style:text-line-through-type="none" fo:font-size="12pt" fo:font-weight="bold" officeooo:rsid="00677890" style:font-size-asian="12pt" style:font-weight-asian="bold" style:font-size-complex="12pt" style:font-weight-complex="bold"/>
    </style:style>
    <style:style style:name="T31" style:family="text">
      <style:text-properties style:text-line-through-style="none" style:text-line-through-type="none" fo:font-size="12pt" fo:font-weight="normal" officeooo:rsid="0049d677" style:font-size-asian="12pt" style:font-weight-asian="normal" style:font-size-complex="12pt" style:font-weight-complex="normal"/>
    </style:style>
    <style:style style:name="T32" style:family="text">
      <style:text-properties style:text-line-through-style="none" style:text-line-through-type="none" fo:font-size="12pt" fo:font-weight="normal" officeooo:rsid="00643986" style:font-size-asian="12pt" style:font-weight-asian="normal" style:font-size-complex="12pt" style:font-weight-complex="normal"/>
    </style:style>
    <style:style style:name="T33" style:family="text">
      <style:text-properties style:text-line-through-style="none" style:text-line-through-type="none" fo:font-size="12pt" fo:font-weight="normal" officeooo:rsid="0068c7f2" style:font-size-asian="12pt" style:font-weight-asian="normal" style:font-size-complex="12pt" style:font-weight-complex="normal"/>
    </style:style>
    <style:style style:name="T34" style:family="text">
      <style:text-properties style:text-line-through-style="none" style:text-line-through-type="none" fo:font-size="12pt" fo:font-weight="normal" officeooo:rsid="006e1af8" style:font-size-asian="12pt" style:font-weight-asian="normal" style:font-size-complex="12pt" style:font-weight-complex="normal"/>
    </style:style>
    <style:style style:name="T35" style:family="text">
      <style:text-properties style:text-line-through-style="none" style:text-line-through-type="none" fo:font-size="12pt" fo:font-weight="normal" officeooo:rsid="004d8569" style:font-size-asian="12pt" style:font-weight-asian="normal" style:font-size-complex="12pt" style:font-weight-complex="normal"/>
    </style:style>
    <style:style style:name="T36" style:family="text">
      <style:text-properties style:text-line-through-style="none" style:text-line-through-type="none" fo:font-size="12pt" fo:font-weight="normal" officeooo:rsid="0069f84b" style:font-size-asian="12pt" style:font-weight-asian="normal" style:font-size-complex="12pt" style:font-weight-complex="normal"/>
    </style:style>
    <style:style style:name="T37" style:family="text">
      <style:text-properties style:text-line-through-style="none" style:text-line-through-type="none" fo:font-size="12pt" fo:font-weight="normal" officeooo:rsid="006a27d6" style:font-size-asian="12pt" style:font-weight-asian="normal" style:font-size-complex="12pt" style:font-weight-complex="normal"/>
    </style:style>
    <style:style style:name="T38" style:family="text">
      <style:text-properties style:text-line-through-style="none" style:text-line-through-type="none" fo:font-size="12pt" fo:font-weight="normal" officeooo:rsid="006fc87f" style:font-size-asian="12pt" style:font-weight-asian="normal" style:font-size-complex="12pt" style:font-weight-complex="normal"/>
    </style:style>
    <style:style style:name="T39" style:family="text">
      <style:text-properties style:text-line-through-style="none" style:text-line-through-type="none" fo:font-size="12pt" fo:font-style="normal" fo:font-weight="normal" officeooo:rsid="005355f4" style:font-size-asian="12pt" style:font-style-asian="normal" style:font-weight-asian="normal" style:font-size-complex="12pt" style:font-style-complex="normal" style:font-weight-complex="normal"/>
    </style:style>
    <style:style style:name="T40" style:family="text">
      <style:text-properties style:text-line-through-style="none" style:text-line-through-type="none" style:font-name="DejaVu Sans Condensed" fo:font-size="12pt" fo:font-weight="bold" officeooo:rsid="00643986" style:font-size-asian="12pt" style:font-weight-asian="bold" style:font-size-complex="12pt" style:font-weight-complex="bold"/>
    </style:style>
    <style:style style:name="T41" style:family="text">
      <style:text-properties style:text-line-through-style="none" style:text-line-through-type="none" style:font-name="DejaVu Sans Condensed" fo:font-size="12pt" fo:font-weight="normal" officeooo:rsid="00643986" style:font-size-asian="12pt" style:font-weight-asian="normal" style:font-size-complex="12pt" style:font-weight-complex="normal"/>
    </style:style>
    <style:style style:name="T42" style:family="text">
      <style:text-properties style:text-line-through-style="none" style:text-line-through-type="none" officeooo:rsid="006e1af8"/>
    </style:style>
    <style:style style:name="T43" style:family="text">
      <style:text-properties style:text-line-through-style="none" style:text-line-through-type="none" officeooo:rsid="006fc87f"/>
    </style:style>
    <style:style style:name="T44" style:family="text">
      <style:text-properties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text-emphasize="none"/>
    </style:style>
    <style:style style:name="T45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05723e2" style:font-size-asian="12pt" style:font-style-asian="normal" style:font-weight-asian="normal" style:font-size-complex="12pt" style:text-emphasize="none"/>
    </style:style>
    <style:style style:name="T46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06e1af8" style:font-size-asian="12pt" style:font-style-asian="normal" style:font-weight-asian="normal" style:font-size-complex="12pt" style:text-emphasize="none"/>
    </style:style>
    <style:style style:name="T47" style:family="text">
      <style:text-properties fo:font-style="normal" fo:font-weight="bold" style:font-style-asian="normal" style:font-weight-asian="bold" style:font-style-complex="normal" style:font-weight-complex="bold"/>
    </style:style>
    <style:style style:name="T48" style:family="text">
      <style:text-properties fo:font-style="normal" fo:font-weight="bold" officeooo:rsid="003ff53d" style:font-style-asian="normal" style:font-weight-asian="bold" style:font-style-complex="normal" style:font-weight-complex="bold"/>
    </style:style>
    <style:style style:name="T4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0" style:family="text">
      <style:text-properties fo:font-style="normal" fo:font-weight="normal" officeooo:rsid="003ff53d" style:font-style-asian="normal" style:font-weight-asian="normal" style:font-style-complex="normal" style:font-weight-complex="normal"/>
    </style:style>
    <style:style style:name="T51" style:family="text">
      <style:text-properties fo:font-style="normal" fo:font-weight="normal" officeooo:rsid="00417426" style:font-style-asian="normal" style:font-weight-asian="normal" style:font-style-complex="normal" style:font-weight-complex="normal"/>
    </style:style>
    <style:style style:name="T52" style:family="text">
      <style:text-properties officeooo:rsid="0035db3e"/>
    </style:style>
    <style:style style:name="T53" style:family="text">
      <style:text-properties officeooo:rsid="0063357e"/>
    </style:style>
    <style:style style:name="T54" style:family="text">
      <style:text-properties officeooo:rsid="00643986"/>
    </style:style>
    <style:style style:name="T55" style:family="text">
      <style:text-properties officeooo:rsid="0066ab54"/>
    </style:style>
    <style:style style:name="T56" style:family="text">
      <style:text-properties officeooo:rsid="0067cfe0"/>
    </style:style>
    <style:style style:name="T57" style:family="text">
      <style:text-properties officeooo:rsid="00687a0e"/>
    </style:style>
    <style:style style:name="T58" style:family="text">
      <style:text-properties officeooo:rsid="0068c7f2"/>
    </style:style>
    <style:style style:name="T59" style:family="text">
      <style:text-properties officeooo:rsid="0069f84b"/>
    </style:style>
    <style:style style:name="T60" style:family="text">
      <style:text-properties officeooo:rsid="006e1af8"/>
    </style:style>
    <style:style style:name="T61" style:family="text">
      <style:text-properties style:font-name="DejaVu Sans Condensed"/>
    </style:style>
    <style:style style:name="T62" style:family="text">
      <style:text-properties style:font-name="DejaVu Sans Condensed" officeooo:rsid="00643986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">1<text:span text:style-name="T52">xx</text:span> - Controls</text:p>
          </table:table-cell>
          <table:table-cell table:style-name="Table1.B1" office:value-type="string">
            <text:p text:style-name="P2">2xx - Ground</text:p>
          </table:table-cell>
          <table:table-cell table:style-name="Table1.B1" office:value-type="string">
            <text:p text:style-name="P2">3xx - Flight</text:p>
          </table:table-cell>
          <table:table-cell table:style-name="Table1.B1" office:value-type="string">
            <text:p text:style-name="P2">4xx - A2A</text:p>
          </table:table-cell>
          <table:table-cell table:style-name="Table1.E1" office:value-type="string">
            <text:p text:style-name="P2">5xx - A2G</text:p>
          </table:table-cell>
          <table:table-cell table:style-name="Table1.F1" office:value-type="string">
            <text:p text:style-name="P2">6xx - Misc</text:p>
          </table:table-cell>
        </table:table-row>
      </table:table>
      <text:p text:style-name="P3"><text:span text:style-name="T13">5</text:span><text:span text:style-name="T14">0</text:span><text:span text:style-name="T13">2</text:span><text:span text:style-name="T15"> - </text:span><text:span text:style-name="T16">A/G </text:span><text:span text:style-name="T17">- </text:span><text:span text:style-name="T18">Unguided Bombs</text:span></text:p>
      <text:p text:style-name="P5"/>
      <text:p text:style-name="P7">Fence In:</text:p>
      <text:list text:style-name="L1">
        <text:list-item>
          <text:p text:style-name="P14"><text:span text:style-name="T19">Master Arm</text:span><text:span text:style-name="T31"> ... </text:span><text:span text:style-name="T19">ON</text:span></text:p>
        </text:list-item>
      </text:list>
      <text:p text:style-name="P11"/>
      <text:p text:style-name="P8">AWRS panel setup for bombs</text:p>
      <text:list text:style-name="L2">
        <text:list-item>
          <text:p text:style-name="P24"><text:span text:style-name="T1">QTY SEL</text:span> knob (left): Sets how many pulses will be sent<text:span text:style-name="T54"> while pickle is held in </text:span><text:span text:style-name="T2">RIPPLE</text:span><text:span text:style-name="T54"> mode</text:span>.<text:span text:style-name="T56"> <text:s/>OFF = 1.</text:span></text:p>
        </text:list-item>
        <text:list-item>
          <text:p text:style-name="P25"><text:span text:style-name="T1">DROP INTVL</text:span> (center): Sets the interval between the pulses.</text:p>
          <text:list>
            <text:list-item>
              <text:p text:style-name="P25"><text:span text:style-name="T1">MULT</text:span> switch controls whether interval is in milliseconds as shown (X1, up), or in tenths of a second (X10, down).</text:p>
            </text:list-item>
            <text:list-item>
              <text:p text:style-name="P24">E.g. 50 with MULT=X1 drops every 0.050 secs; with MULT=X10, drops every 0.50 secs.</text:p>
            </text:list-item>
          </text:list>
        </text:list-item>
        <text:list-item>
          <text:p text:style-name="P25"><text:span text:style-name="T1">MODE SEL</text:span> knob (right):</text:p>
          <text:list>
            <text:list-item>
              <text:p text:style-name="P25">Settings on <text:span text:style-name="T1">left side</text:span> of knob (<text:span text:style-name="T1">STEP</text:span>)<text:span text:style-name="T54"> sends 1 pulse per pickle press. <text:s/></text:span><text:span text:style-name="T2">Ignores QTY SEL</text:span><text:span text:style-name="T54">.</text:span></text:p>
            </text:list-item>
            <text:list-item>
              <text:p text:style-name="P25"><text:span text:style-name="T54">S</text:span>ettings on <text:span text:style-name="T1">right side</text:span> of knob (<text:span text:style-name="T1">RIPPLE</text:span>) send<text:span text:style-name="T54">s</text:span> <text:span text:style-name="T57">number of </text:span>pulses <text:span text:style-name="T54">up to </text:span><text:span text:style-name="T2">QTY SEL</text:span><text:span text:style-name="T54"> while pickle is held</text:span>.</text:p>
            </text:list-item>
            <text:list-item>
              <text:p text:style-name="P26">Pulses are distributed to stations as follows:</text:p>
              <text:list>
                <text:list-item>
                  <text:p text:style-name="P25"><text:span text:style-name="T1">SINGL</text:span><text:span text:style-name="T54"> ... </text:span><text:span text:style-name="T57">Bombs drop one at a time, alternating </text:span><text:span text:style-name="T54">selected left/right/center stations.</text:span></text:p>
                </text:list-item>
                <text:list-item>
                  <text:p text:style-name="P25"><text:span text:style-name="T1">PAIRS</text:span><text:span text:style-name="T54"> ... </text:span><text:span text:style-name="T57">Bombs drop from paired stations simultaneously</text:span><text:span text:style-name="T54">. <text:s/>Centerline station will not drop anything in this mode.</text:span></text:p>
                </text:list-item>
                <text:list-item>
                  <text:p text:style-name="P25"><text:span text:style-name="T1">SALVO</text:span><text:span text:style-name="T54"> ... </text:span><text:span text:style-name="T57">Bombs drop from all selected stations simultaneously.</text:span></text:p>
                </text:list-item>
              </text:list>
            </text:list-item>
          </text:list>
        </text:list-item>
      </text:list>
      <text:p text:style-name="P11"/>
      <text:p text:style-name="P4"><text:span text:style-name="T20">Bombs with </text:span><text:span text:style-name="T21">CMP</text:span><text:span text:style-name="T22">T</text:span><text:span text:style-name="T21">R --</text:span><text:span text:style-name="T22"> </text:span><text:span text:style-name="T23">CCRP</text:span><text:span text:style-name="T24"> mode</text:span><text:span text:style-name="T27">, for slick bombs and cluster bombs, not Snakeyes</text:span></text:p>
      <text:list xml:id="list334907799" text:style-name="L3">
        <text:list-item>
          <text:p text:style-name="P15"><text:span text:style-name="T25">R</text:span><text:span text:style-name="T27">adar altimeter</text:span><text:span text:style-name="T34"> ... </text:span><text:span text:style-name="T27">ON</text:span></text:p>
        </text:list-item>
        <text:list-item>
          <text:p text:style-name="P28"><text:span text:style-name="T1">Radar</text:span> knob ... <text:span text:style-name="T1">A/G</text:span><text:span text:style-name="T53"> </text:span><text:span text:style-name="T60">(Mode knob on throttle) </text:span><text:span text:style-name="T53">(left console middle)</text:span></text:p>
        </text:list-item>
      </text:list>
      <text:list text:style-name="L13">
        <text:list-item>
          <text:list>
            <text:list-item>
              <text:p text:style-name="P43"><text:span text:style-name="T62">You can leave the rad</text:span><text:span text:style-name="T61">ar ANGLE OF ATTACK COMP switch </text:span><text:span text:style-name="T62">ON</text:span><text:span text:style-name="T61"> (left console middle)</text:span><text:span text:style-name="T62">.</text:span></text:p>
            </text:list-item>
          </text:list>
        </text:list-item>
      </text:list>
      <text:list xml:id="list84608921976209" text:continue-list="list334907799" text:style-name="L3">
        <text:list-item>
          <text:p text:style-name="P42"><text:span text:style-name="T40">Gunsight depression</text:span><text:span text:style-name="T41"> ... </text:span><text:span text:style-name="T40">0 mils</text:span></text:p>
        </text:list-item>
        <text:list-item>
          <text:p text:style-name="P15"><text:span text:style-name="T34">Bomb </text:span><text:span text:style-name="T27">ARM</text:span><text:span text:style-name="T34"> switch ... </text:span><text:span text:style-name="T26">TAIL</text:span><text:span text:style-name="T34"> or </text:span><text:span text:style-name="T27">NOSE &amp; TAIL</text:span></text:p>
        </text:list-item>
        <text:list-item>
          <text:p text:style-name="P22"><text:span text:style-name="T30">S</text:span><text:span text:style-name="T27">tation Selector</text:span><text:span text:style-name="T34"> switches ... </text:span><text:span text:style-name="T27">READY</text:span><text:span text:style-name="T34"> for stations with </text:span><text:span text:style-name="T38">bombs</text:span></text:p>
        </text:list-item>
        <text:list-item>
          <text:p text:style-name="P16"><text:span text:style-name="T25">Weapon </text:span><text:span text:style-name="T19">Function Selector</text:span><text:span text:style-name="T31"> knob ... </text:span><text:span text:style-name="T22">CMPTR</text:span><text:span text:style-name="T32"> </text:span><text:span text:style-name="T34">(</text:span><text:span text:style-name="T27">B1</text:span><text:span text:style-name="T34"> and </text:span><text:span text:style-name="T27">B3</text:span><text:span text:style-name="T34"> buttons to rotate) </text:span><text:span text:style-name="T32">(center console top)</text:span></text:p>
        </text:list-item>
        <text:list-item>
          <text:p text:style-name="P17"><text:span text:style-name="T25">AWRS </text:span><text:span text:style-name="T32">setup ... </text:span><text:span text:style-name="T25">As desired</text:span><text:span text:style-name="T33">, see above</text:span><text:span text:style-name="T32">, </text:span><text:span text:style-name="T25">RIPPLE</text:span><text:span text:style-name="T32"> mode recommended (see below) but not required</text:span></text:p>
        </text:list-item>
        <text:list-item>
          <text:p text:style-name="P18"><text:span text:style-name="T35">Dive at target, </text:span><text:span text:style-name="T28">wings level</text:span><text:span text:style-name="T25">, no yaw</text:span><text:span text:style-name="T35">.</text:span><text:span text:style-name="T32"> <text:s/>Feet off rudder pedals!</text:span><text:span text:style-name="T36"> <text:s/></text:span><text:span text:style-name="T38">Do</text:span><text:span text:style-name="T36">es not correct for roll, yaw, or wind.</text:span></text:p>
        </text:list-item>
        <text:list-item>
          <text:p text:style-name="P27">Radar should establish a ground lock, shown by a stationary horizontal line on radar screen.</text:p>
        </text:list-item>
        <text:list-item>
          <text:p text:style-name="P29">Put pipper on target, press and hold <text:span text:style-name="T1">Red Button</text:span>. <text:s/>LABS light below gunsight should illuminate and tone will sound.</text:p>
        </text:list-item>
        <text:list-item>
          <text:p text:style-name="P29"><text:span text:style-name="T1">Keeping wings level</text:span>, pull up slowly until bombs release.</text:p>
        </text:list-item>
      </text:list>
      <text:list text:style-name="L5">
        <text:list-item>
          <text:list>
            <text:list-item>
              <text:p text:style-name="P30"><text:span text:style-name="T54">If in </text:span><text:span text:style-name="T2">STEP</text:span><text:span text:style-name="T54"> mode, l</text:span>ight and tone<text:span text:style-name="T54"> will continue until pickle </text:span><text:span text:style-name="T59">button </text:span><text:span text:style-name="T54">is released.</text:span></text:p>
            </text:list-item>
            <text:list-item>
              <text:p text:style-name="P30"><text:span text:style-name="T54">If in </text:span><text:span text:style-name="T2">RIPPLE</text:span><text:span text:style-name="T54"> mode, light and tone will stop when ripple is complete and all bombs have dropped</text:span>.<text:span text:style-name="T59"> <text:s/>This is why RIPPLE is recommended.</text:span></text:p>
            </text:list-item>
          </text:list>
        </text:list-item>
      </text:list>
      <text:list text:style-name="L6">
        <text:list-item>
          <text:p text:style-name="P31">Tested with Mk-80 series slicks and Mk-20 Rockeyes, and accuracy is reasonable. <text:s/>Steeper dives and lower releases are more accurate. <text:s/>Use ripple strings to compensate.</text:p>
        </text:list-item>
      </text:list>
      <text:p text:style-name="P11"/>
      <text:p text:style-name="P9">Bombs with manual bombsight</text:p>
      <text:list xml:id="list2280137968" text:style-name="L7">
        <text:list-item>
          <text:p text:style-name="P19"><text:span text:style-name="T29">Gunsight depression</text:span><text:span text:style-name="T37"> ... </text:span><text:span text:style-name="T29">As needed</text:span><text:span text:style-name="T37">, see depression tables in built-in kneeboard</text:span></text:p>
        </text:list-item>
        <text:list-item>
          <text:p text:style-name="P19"><text:span text:style-name="T4">Bomb ARM switch</text:span><text:span text:style-name="T60"> ... </text:span><text:span text:style-name="T3">TAIL</text:span><text:span text:style-name="T60"> or </text:span><text:span text:style-name="T4">NOSE &amp; TAIL</text:span></text:p>
        </text:list-item>
        <text:list-item>
          <text:p text:style-name="P23"><text:span text:style-name="T11">S</text:span><text:span text:style-name="T12">tation Selector</text:span><text:span text:style-name="T42"> switches ... </text:span><text:span text:style-name="T12">READY</text:span><text:span text:style-name="T42"> for stations with </text:span><text:span text:style-name="T43">bombs</text:span></text:p>
        </text:list-item>
        <text:list-item>
          <text:p text:style-name="P21"><text:span text:style-name="T10">Weapon </text:span><text:span text:style-name="T9">Function Selector</text:span><text:span text:style-name="T7"> knob ... </text:span><text:span text:style-name="T8">BOMBS &amp; GM ARM</text:span></text:p>
        </text:list-item>
        <text:list-item>
          <text:p text:style-name="P19"><text:span text:style-name="T2">AWRS </text:span><text:span text:style-name="T54">setup ... </text:span><text:span text:style-name="T2">As desired</text:span><text:span text:style-name="T58">, see above</text:span></text:p>
        </text:list-item>
        <text:list-item>
          <text:p text:style-name="P32">Press <text:span text:style-name="T1">Red Button</text:span> to drop.</text:p>
        </text:list-item>
      </text:list>
      <text:p text:style-name="P6"/>
      <text:p text:style-name="P10"><text:span text:style-name="T5">Bomb</text:span><text:span text:style-name="T54"> interval spacing table</text:span><text:span text:style-name="T55"> and notes</text:span></text:p>
      <text:list text:style-name="L9">
        <text:list-item>
          <text:p text:style-name="P33">Intervals<text:tab/>0.06 s<text:span text:style-name="T6">ec</text:span><text:tab/><text:tab/>0.10 s<text:span text:style-name="T6">ec</text:span><text:tab/><text:tab/>0.14 s<text:span text:style-name="T6">ec</text:span></text:p>
          <text:p text:style-name="P40"><text:span text:style-name="T48">6</text:span><text:span text:style-name="T47">00 kts<text:tab/></text:span><text:span text:style-name="T49"><text:tab/>60.8 ft<text:tab/><text:tab/>101.3 ft<text:tab/><text:tab/>141.8 ft</text:span></text:p>
          <text:p text:style-name="P40"><text:span text:style-name="T48">5</text:span><text:span text:style-name="T47">50 kts<text:tab/></text:span><text:span text:style-name="T49"><text:tab/>55.7 ft<text:tab/><text:tab/>92.8 ft<text:tab/><text:tab/>130.0 ft</text:span></text:p>
          <text:p text:style-name="P41"><text:span text:style-name="T48">500 kts<text:tab/></text:span><text:span text:style-name="T50"><text:tab/>50.6</text:span><text:span text:style-name="T51"> ft<text:tab/></text:span><text:span text:style-name="T50"><text:tab/>84.4 </text:span><text:span text:style-name="T51">ft</text:span><text:span text:style-name="T50"><text:tab/><text:tab/>118.1 </text:span><text:span text:style-name="T51">ft</text:span></text:p>
          <text:p text:style-name="P34"><text:span text:style-name="T1">450 kts<text:tab/></text:span><text:tab/>45.6 <text:span text:style-name="T6">ft</text:span><text:tab/><text:tab/>76.0 <text:span text:style-name="T6">ft</text:span><text:tab/><text:tab/>106.3 <text:span text:style-name="T6">ft</text:span></text:p>
          <text:p text:style-name="P34"><text:span text:style-name="T1">400 kts<text:tab/></text:span><text:tab/>40.5 <text:span text:style-name="T6">ft</text:span><text:tab/><text:tab/>67.5 <text:span text:style-name="T6">ft</text:span><text:tab/><text:tab/>94.5 <text:span text:style-name="T6">ft</text:span></text:p>
          <text:p text:style-name="P35"><text:span text:style-name="T1">350 kts<text:tab/></text:span><text:tab/>35.4 <text:span text:style-name="T6">ft</text:span><text:tab/><text:tab/>59.0 <text:span text:style-name="T6">ft</text:span><text:tab/><text:tab/>82.7 <text:span text:style-name="T6">ft</text:span></text:p>
        </text:list-item>
        <text:list-item>
          <text:p text:style-name="P20"><text:span text:style-name="T39">Calculation: kts / 60 / 60 * </text:span><text:span text:style-name="T44">6076.115 / </text:span><text:span text:style-name="T45">interval = distance</text:span><text:span text:style-name="T46"> in ft</text:span></text:p>
        </text:list-item>
      </text:list>
      <text:p text:style-name="P13">Snakeye</text:p>
      <text:list text:style-name="L10">
        <text:list-item>
          <text:p text:style-name="P36">80 mils, 200 ft, 500 kts?</text:p>
        </text:list-item>
        <text:list-item>
          <text:p text:style-name="P37">Dropping in ripple can blow up your own plane, possibly due to the bombs hitting each other, or maybe hitting the plane. <text:s/>Interval of 0.14 can help, and making sure you're not pushing anything less than 1 G, but it's not reliably safe with any settings.</text:p>
        </text:list-item>
      </text:list>
      <text:p text:style-name="P12">CBU</text:p>
      <text:list text:style-name="L11">
        <text:list-item>
          <text:p text:style-name="P38">Seems to burst after a set amount of time. <text:s/>In level flight, drops at 450 to 500 AGL burst before they hit the ground and give a decent scatter. <text:s/>But in a dive, dropping from that height makes them hit the ground before bursting.</text:p>
        </text:list-item>
        <text:list-item>
          <text:p text:style-name="P39">Scatter is not affected by altitude (bug)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96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 fo:font-weight="normal" style:font-weight-asian="normal" style:font-weight-complex="norma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2-06T08:46:07.399000000</dc:date>
    <meta:editing-duration>PT22H34M58S</meta:editing-duration>
    <meta:editing-cycles>73</meta:editing-cycles>
    <meta:generator>LibreOffice/7.5.2.2$Windows_X86_64 LibreOffice_project/53bb9681a964705cf672590721dbc85eb4d0c3a2</meta:generator>
    <meta:document-statistic meta:table-count="1" meta:image-count="0" meta:object-count="0" meta:page-count="1" meta:paragraph-count="59" meta:word-count="683" meta:character-count="3586" meta:non-whitespace-character-count="2975"/>
  </office:meta>
</office:document-meta>
</file>